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d61517" draw:stroke="none" fo:margin="1.000000000000000pt" style:wrap="biggest" style:wrap-dynamic-threshold="0.000000000000000pt" svg:fill-rule="evenodd"/>
    </style:style>
    <style:style style:name="gr3" style:family="graphic">
      <style:graphic-properties draw:fill="solid" draw:fill-color="#018edf" draw:stroke="none" fo:margin="1.000000000000000pt" style:wrap="biggest" style:wrap-dynamic-threshold="0.000000000000000pt" svg:fill-rule="evenodd"/>
    </style:style>
    <style:style style:name="gr4" style:family="graphic">
      <style:graphic-properties draw:fill="solid" draw:fill-color="#ffd700" draw:opacity="86.6667%"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171" draw:layer="" svg:width="199.57624800000pt" svg:height="99.99998400000pt"/>
          <draw:rect draw:style-name="gr3" draw:id="shape3" draw:name="rect403" draw:layer="" svg:width="66.52542720000pt" svg:height="99.99999200000pt" svg:x="66.52542720000pt" svg:y="0.00002441406pt"/>
          <draw:path draw:style-name="gr4" draw:id="shape4" draw:name="path226" draw:layer="" svg:width="6.49888253510pt" svg:height="8.14610066227pt" svg:x="30.92584018461pt" svg:y="18.23438480000pt" svg:viewBox="0 0 6 8" svg:d="M2.81404 8.13557C5.20921 8.20391 5.57772 7.38349 5.57772 6.56309C5.57772 5.74269 5.57772 4.10188 5.57772 3.76008C5.57772 3.41829 6.49888 3.07647 6.49888 2.46107C6.49888 1.84581 6.0383 1.1622 5.85414 0.75194C5.57772 1.77747 5.11714 2.80301 4.28786 3.14481C3.91937 2.32441 3.82728 2.05094 4.01163 1.64067C4.19579 1.23053 4.01163 0.615268 3.64312 0C3.3667 1.29888 2.53762 1.64081 2.44553 2.05094C2.35328 2.46107 2.07704 3.62341 1.5242 3.00801C0.971529 2.39274 0.603026 1.64081 0.326605 0.820408C-0.22624 2.46107 0.0501826 2.80301 0.234523 3.07647C0.418685 3.34994 0.603026 4.17035 0.603026 4.51214C0.603026 4.85395 0.234523 6.22129 0.418685 6.63155C0.603026 7.04169 0.695107 8.27222 2.81404 8.13557Z" koffice:nodeTypes="ccccccccccccccc"/>
          <draw:path draw:style-name="gr4" draw:id="shape5" draw:name="path227" draw:layer="" svg:width="62.47964295040pt" svg:height="62.47964426706pt" draw:transform="matrix(0.19984946000 0.00000000000 0.00000000000 0.15020539000 28.22663641385pt 28.29479909745pt)" svg:viewBox="0 0 62 62" svg:d="M62.4796 31.2398C62.4796 48.4931 48.4931 62.4796 31.2398 62.4796C13.9866 62.4796 -3.63585e-07 48.4931 0 31.2398C-3.63585e-07 13.9866 13.9866 0 31.2398 0C48.4931 0 62.4796 13.9866 62.4796 31.2398Z" koffice:nodeTypes="ccccc"/>
          <draw:path draw:style-name="gr4" draw:id="shape6" draw:name="path232" draw:layer="" svg:width="17.87946454540pt" svg:height="6.61316431533pt" svg:x="25.80654160000pt" svg:y="34.77510480000pt" svg:viewBox="0 0 18 7" svg:d="M17.8795 0.0909614C14.4852 4.58522 7.94818 5.83433 3.10102 2.82148C1.82332 2.02756 0.888847 1.13851 0 0C0.801632 3.23081 3.23164 5.51804 6.59431 6.33461C11.544 7.53617 16.5997 4.73902 17.8795 0.0909614Z" koffice:nodeTypes="ccccc"/>
          <draw:rect draw:style-name="gr4" draw:id="shape7" draw:name="rect233" draw:layer="" svg:width="18.65277840000pt" svg:height="3.88045616000pt" svg:x="24.90236080000pt" svg:y="71.30075680000pt"/>
          <draw:path draw:style-name="gr4" draw:id="shape8" draw:name="path235" draw:layer="" svg:width="16.46799108768pt" svg:height="5.09523118138pt" svg:x="25.81499680000pt" svg:y="43.87699280000pt" svg:viewBox="0 0 16 5" svg:d="M0 0L8.18704 5.09523L16.468 0Z" koffice:nodeTypes="cccc"/>
          <draw:rect draw:style-name="gr4" draw:id="shape9" draw:name="rect249" draw:layer="" svg:width="16.82751920000pt" svg:height="3.88046032000pt" svg:x="25.81499360000pt" svg:y="49.34218720000pt"/>
          <draw:path draw:style-name="gr4" draw:id="shape10" draw:name="path250" draw:layer="" svg:width="16.46799108768pt" svg:height="3.90504946395pt" svg:x="25.81499680000pt" svg:y="77.66770480000pt" svg:viewBox="0 0 16 4" svg:d="M0 0L8.18704 3.90505L16.468 0Z" koffice:nodeTypes="cccc"/>
          <draw:rect draw:style-name="gr4" draw:id="shape11" draw:name="rect251" draw:layer="" svg:width="8.11963360000pt" svg:height="37.51865840000pt" svg:x="13.22661120000pt" svg:y="43.93327600000pt"/>
          <draw:rect draw:style-name="gr4" draw:id="shape12" draw:name="rect612" draw:layer="" svg:width="8.11963360000pt" svg:height="37.51865840000pt" svg:x="46.62889680000pt" svg:y="43.93327600000pt"/>
          <draw:path draw:style-name="gr4" draw:id="shape13" draw:name="path633" draw:layer="" svg:width="14.10545360221pt" svg:height="14.55066301076pt" svg:x="26.43593546017pt" svg:y="54.75626346503pt" svg:viewBox="0 0 14 15" svg:d="M1.98533 2.32051C4.39286 0.510806 7.98939 -0.844656 9.2828 0.622045C10.5829 2.13946 10.8917 3.49506 10.6069 4.71464C10.2222 5.77301 8.49385 7.03703 7.21642 6.36609C5.74884 5.66292 3.40733 8.1009 3.13831 9.44703C2.78754 10.8832 2.75311 12.5909 3.15686 14.175C-0.688347 9.62167 -0.949843 4.35336 1.98532 2.32051ZM8.52332 4.57058C7.86008 4.96673 6.89522 4.56428 6.36973 3.67215C5.84403 2.78007 6.24752 2.44809 6.91054 2.05185C7.57398 1.65601 8.2471 1.34521 8.77271 2.23712C9.29829 3.12926 9.18654 4.17466 8.52332 4.57058ZM12.2379 12.6586C9.86063 14.5128 5.94405 15.2288 4.63771 13.778C3.32397 12.2762 4.41174 10.3804 4.68088 9.15216C5.05144 8.08415 6.76287 7.14896 8.04377 7.8017C9.51454 8.48381 11.8762 5.8078 11.597 4.09311C11.9294 2.64664 11.4734 2.40056 10.7802 0.278533C14.6664 4.7857 15.1383 10.5719 12.2379 12.6586ZM6.94007 9.80388C7.59618 9.3959 8.38543 9.6046 8.91988 10.4912C9.45434 11.3779 9.41787 12.0746 8.76186 12.4827C8.10566 12.8906 7.07708 12.8561 6.54263 11.9695C6.00817 11.0828 6.28396 10.2118 6.94007 9.80388Z" koffice:nodeTypes="cccccccccccccccccccc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4:35</dc:date>
    <meta:creation-date>2011-05-22T06:10:17</meta:creation-date>
    <dc:creator>Yue Liu</dc:creator>
  </office:meta>
</office:document-meta>
</file>